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lStyle0_0" style:family="table-column">
      <style:table-column-properties fo:break-before="auto" style:column-width="4.59cm"/>
    </style:style>
    <style:style style:name="colStyle0_1" style:family="table-column">
      <style:table-column-properties fo:break-before="auto" style:column-width="2.4cm"/>
    </style:style>
    <style:style style:name="colStyle0_2" style:family="table-column">
      <style:table-column-properties fo:break-before="auto" style:column-width="2.4cm"/>
    </style:style>
    <style:style style:name="colStyle1_0" style:family="table-column">
      <style:table-column-properties fo:break-before="auto" style:column-width="6.67cm"/>
    </style:style>
    <style:style style:name="colStyle1_1" style:family="table-column">
      <style:table-column-properties fo:break-before="auto" style:column-width="2.4cm"/>
    </style:style>
    <style:style style:name="colStyle1_2" style:family="table-column">
      <style:table-column-properties fo:break-before="auto" style:column-width="2.4cm"/>
    </style:style>
    <style:style style:name="co3" style:family="table-column">
      <style:table-column-properties fo:break-before="auto" style:column-width="15.723cm"/>
    </style:style>
    <style:style style:name="contents_and_notes_column_2" style:family="table-column">
      <style:table-column-properties fo:break-before="auto" style:column-width="1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coverSheetRowStyle_1" style:family="table-row">
      <style:table-row-properties style:row-height="0.93cm" fo:break-before="auto" style:use-optimal-row-height="false"/>
    </style:style>
    <style:style style:name="intro_text_row" style:family="table-row">
      <style:table-row-properties style:row-height="0.55cm" fo:break-before="auto" style:use-optimal-row-height="false"/>
    </style:style>
    <style:style style:name="intro_text_last_row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25cm" fo:break-before="auto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right_aligned_table_heading" style:family="table-cell" style:parent-style-name="Default">
      <style:table-cell-properties fo:wrap-option="wrap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ll_intro_text" style:family="table-cell" style:parent-style-name="Default">
      <style:table-cell-properties style:vertical-align="top"/>
    </style:style>
    <style:style style:name="cell_hyperlink" style:family="table-cell" style:parent-style-name="Hyperlink"/>
    <style:style style:name="cell_number_1dp" style:family="table-cell" style:parent-style-name="Default" style:data-style-name="N111"/>
    <style:style style:name="cell_number_with_commas" style:family="table-cell" style:parent-style-name="Default" style:data-style-name="number_with_commas"/>
  </office:automatic-styles>
  <office:body>
    <office:spreadsheet>
      <table:calculation-settings table:automatic-find-labels="false" table:use-regular-expressions="false" table:use-wildcards="true"/>
      <table:table table:name="Cover_sheet" table:style-name="ta1">
        <table:table-column table:style-name="co3" table:default-cell-style-name="Default"/>
        <table:table-row table:style-name="ro1">
          <table:table-cell table:style-name="Heading_20_1" office:value-type="string" calcext:value-type="string">
            <text:p>Some pretend data</text:p>
          </table:table-cell>
        </table:table-row>
        <table:table-row table:style-name="ro3">
          <table:table-cell table:style-name="Heading_20_2" office:value-type="string" calcext:value-type="string">
            <text:p>Subtitle 1</text:p>
          </table:table-cell>
        </table:table-row>
        <table:table-row table:style-name="coverSheetRowStyle_1">
          <table:table-cell table:style-name="ce5" office:value-type="string" calcext:value-type="string">
            <text:p>Text 1a</text:p>
          </table:table-cell>
        </table:table-row>
        <table:table-row table:style-name="coverSheetRowStyle_1">
          <table:table-cell table:style-name="ce5" office:value-type="string" calcext:value-type="string">
            <text:p>Text 1b</text:p>
          </table:table-cell>
        </table:table-row>
        <table:table-row table:style-name="ro3">
          <table:table-cell table:style-name="Heading_20_2" office:value-type="string" calcext:value-type="string">
            <text:p>Subtitle 2</text:p>
          </table:table-cell>
        </table:table-row>
        <table:table-row table:style-name="coverSheetRowStyle_1">
          <table:table-cell table:style-name="ce5" office:value-type="string" calcext:value-type="string">
            <text:p>Text 2a</text:p>
          </table:table-cell>
        </table:table-row>
        <table:table-row table:style-name="coverSheetRowStyle_1">
          <table:table-cell table:style-name="ce5" office:value-type="string" calcext:value-type="string">
            <text:p>Text 2b</text:p>
          </table:table-cell>
        </table:table-row>
        <table:table-row table:style-name="coverSheetRowStyle_1">
          <table:table-cell table:style-name="cell_hyperlink" office:value-type="string" calcext:value-type="string">
            <text:p><text:a xlink:href="https://www.ons.gov.uk" xlink:type="simple">Office for National Statistics</text:a></text:p>
          </table:table-cell>
        </table:table-row>
      </table:table>
      <table:table table:name="Table_of_contents" table:style-name="ta1">
        <table:table-column table:style-name="co1" table:default-cell-style-name="Default"/>
        <table:table-column table:style-name="contents_and_notes_column_2" table:default-cell-style-name="Default"/>
        <table:table-row table:style-name="ro1">
          <table:table-cell table:style-name="Heading_20_1" office:value-type="string" calcext:value-type="string">
            <text:p>Table of contents</text:p>
          </table:table-cell>
          <table:table-cell/>
        </table:table-row>
        <table:table-row table:style-name="intro_text_last_row">
          <table:table-cell table:style-name="cell_intro_text" office:value-type="string" calcext:value-type="string">
            <text:p>This worksheet contains one table.</text:p>
          </table:table-cell>
          <table:table-cell/>
        </table:table-row>
        <table:table-row table:style-name="ro2"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Name</text:p>
          </table:table-cell>
        </table:table-row>
        <table:table-row table:style-name="ro2">
          <table:table-cell table:style-name="cell_hyperlink" office:value-type="string" calcext:value-type="string">
            <text:p><text:a xlink:href="#'1'.A1" xlink:type="simple">Table 1</text:a></text:p>
          </table:table-cell>
          <table:table-cell office:value-type="string" calcext:value-type="string">
            <text:p>Age</text:p>
          </table:table-cell>
        </table:table-row>
        <table:table-row table:style-name="ro2">
          <table:table-cell table:style-name="cell_hyperlink" office:value-type="string" calcext:value-type="string">
            <text:p><text:a xlink:href="#'2'.A1" xlink:type="simple">Table 2</text:a></text:p>
          </table:table-cell>
          <table:table-cell office:value-type="string" calcext:value-type="string">
            <text:p>Ethnicity</text:p>
          </table:table-cell>
        </table:table-row>
      </table:table>
      <table:table table:name="Notes" table:style-name="ta1">
        <table:table-column table:style-name="co1" table:default-cell-style-name="Default"/>
        <table:table-column table:style-name="contents_and_notes_column_2" table:default-cell-style-name="Default"/>
        <table:table-row table:style-name="ro1">
          <table:table-cell table:style-name="Heading_20_1" office:value-type="string" calcext:value-type="string">
            <text:p>Notes</text:p>
          </table:table-cell>
          <table:table-cell/>
        </table:table-row>
        <table:table-row table:style-name="intro_text_last_row">
          <table:table-cell table:style-name="cell_intro_text" office:value-type="string" calcext:value-type="string">
            <text:p>This worksheet contains one table.</text:p>
          </table:table-cell>
          <table:table-cell/>
        </table:table-row>
        <table:table-row table:style-name="ro2"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[note 1]</text:p>
          </table:table-cell>
          <table:table-cell office:value-type="string" calcext:value-type="string">
            <text:p>Here is a note</text:p>
          </table:table-cell>
        </table:table-row>
        <table:table-row table:style-name="ro2">
          <table:table-cell office:value-type="string" calcext:value-type="string">
            <text:p>[note 2]</text:p>
          </table:table-cell>
          <table:table-cell office:value-type="string" calcext:value-type="string">
            <text:p>Here is another note</text:p>
          </table:table-cell>
        </table:table-row>
      </table:table>
      <table:table table:name="1" table:style-name="ta1">
        <table:table-column table:style-name="colStyle0_0" table:default-cell-style-name="Default"/>
        <table:table-column table:style-name="colStyle0_1" table:default-cell-style-name="Default"/>
        <table:table-column table:style-name="colStyle0_2" table:default-cell-style-name="Default"/>
        <table:table-row table:style-name="ro1">
          <table:table-cell table:style-name="Heading_20_1" office:value-type="string" calcext:value-type="string">
            <text:p>Table 1: Age</text:p>
          </table:table-cell>
          <table:table-cell table:number-columns-repeated="2"/>
        </table:table-row>
        <table:table-row table:style-name="intro_text_row">
          <table:table-cell table:style-name="cell_intro_text" office:value-type="string" calcext:value-type="string">
            <text:p>This worksheet contains one table. Some cells refer to notes, which can be found on the notes worksheet.</text:p>
          </table:table-cell>
        </table:table-row>
        <table:table-row table:style-name="intro_text_last_row">
          <table:table-cell table:style-name="cell_intro_text" office:value-type="string" calcext:value-type="string">
            <text:p>Some introductory text [note 2][note 1]</text:p>
          </table:table-cell>
        </table:table-row>
        <table:table-row table:style-name="ro2">
          <table:table-cell table:style-name="ce6" office:value-type="string" calcext:value-type="string">
            <text:p>Category [note 1]</text:p>
          </table:table-cell>
          <table:table-cell table:style-name="right_aligned_table_heading" office:value-type="string" calcext:value-type="string">
            <text:p>Selected group</text:p>
          </table:table-cell>
          <table:table-cell table:style-name="right_aligned_table_heading" office:value-type="string" calcext:value-type="string">
            <text:p>England and Wales with a really long title</text:p>
          </table:table-cell>
        </table:table-row>
        <table:table-row table:style-name="ro2">
          <table:table-cell office:value-type="string" calcext:value-type="string">
            <text:p>First category [note 1]</text:p>
          </table:table-cell>
          <table:table-cell table:style-name="cell_number_with_commas" office:value-type="float" office:value="12345" calcext:value-type="float">
            <text:p>12,345</text:p>
          </table:table-cell>
          <table:table-cell table:style-name="cell_number_1dp"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Second category</text:p>
          </table:table-cell>
          <table:table-cell table:style-name="cell_number_with_commas" office:value-type="float" office:value="1234567" calcext:value-type="float">
            <text:p>1,234,567</text:p>
          </table:table-cell>
          <table:table-cell table:style-name="cell_number_1dp" office:value-type="float" office:value="45.6" calcext:value-type="float">
            <text:p>45.6</text:p>
          </table:table-cell>
        </table:table-row>
      </table:table>
      <table:table table:name="2" table:style-name="ta1">
        <table:table-column table:style-name="colStyle1_0" table:default-cell-style-name="Default"/>
        <table:table-column table:style-name="colStyle1_1" table:default-cell-style-name="Default"/>
        <table:table-column table:style-name="colStyle1_2" table:default-cell-style-name="Default"/>
        <table:table-row table:style-name="ro1">
          <table:table-cell table:style-name="Heading_20_1" office:value-type="string" calcext:value-type="string">
            <text:p>Table 2: Ethnicity</text:p>
          </table:table-cell>
          <table:table-cell table:number-columns-repeated="2"/>
        </table:table-row>
        <table:table-row table:style-name="intro_text_last_row">
          <table:table-cell table:style-name="cell_intro_text" office:value-type="string" calcext:value-type="string">
            <text:p>This worksheet contains one table.</text:p>
          </table:table-cell>
        </table:table-row>
        <table:table-row table:style-name="ro2">
          <table:table-cell table:style-name="ce6" office:value-type="string" calcext:value-type="string">
            <text:p>Category</text:p>
          </table:table-cell>
          <table:table-cell table:style-name="right_aligned_table_heading" office:value-type="string" calcext:value-type="string">
            <text:p>Selected group</text:p>
          </table:table-cell>
          <table:table-cell table:style-name="right_aligned_table_heading" office:value-type="string" calcext:value-type="string">
            <text:p>England and Wales with a really long title</text:p>
            <text:p>(units)</text:p>
          </table:table-cell>
        </table:table-row>
        <table:table-row table:style-name="ro2">
          <table:table-cell office:value-type="string" calcext:value-type="string">
            <text:p>First category</text:p>
          </table:table-cell>
          <table:table-cell table:style-name="cell_number_1dp" office:value-type="float" office:value="12.3" calcext:value-type="float">
            <text:p>12.3</text:p>
          </table:table-cell>
          <table:table-cell table:style-name="cell_number_1dp"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Second category</text:p>
          </table:table-cell>
          <table:table-cell table:style-name="cell_number_1dp" office:value-type="float" office:value="12.3" calcext:value-type="float">
            <text:p>12.3</text:p>
          </table:table-cell>
          <table:table-cell table:style-name="cell_number_1dp"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Really long looooooong category</text:p>
          </table:table-cell>
          <table:table-cell table:style-name="cell_number_1dp" office:value-type="float" office:value="78.9" calcext:value-type="float">
            <text:p>78.9</text:p>
          </table:table-cell>
          <table:table-cell table:style-name="cell_number_1dp" office:value-type="float" office:value="45.6" calcext:value-type="float">
            <text:p>45.6</text:p>
          </table:table-cell>
        </table:table-row>
      </table:table>
      <table:named-expressions/>
      <table:database-ranges>
        <table:database-range table:name="table_of_contents" table:target-range-address="'Table_of_contents'.A3:'Table_of_contents'.B5" table:on-update-keep-styles="true" table:on-update-keep-size="false"/>
        <table:database-range table:name="notes_table" table:target-range-address="'Notes'.A3:'Notes'.B5" table:on-update-keep-styles="true" table:on-update-keep-size="false"/>
        <table:database-range table:name="Age" table:target-range-address="'1'.A4:'1'.C6" table:on-update-keep-styles="true" table:on-update-keep-size="false"/>
        <table:database-range table:name="Ethnicity" table:target-range-address="'2'.A3:'2'.C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111">
      <number:number number:decimal-places="1" number:min-decimal-places="1" number:min-integer-digits="1"/>
    </number:number-style>
    <number:number-style style:name="number_with_commas">
      <number:number number:decimal-places="0" number:min-decimal-places="0" number:min-integer-digits="1" number:grouping="true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bold" style:font-weight-asian="bold" style:font-weight-complex="bold"/>
    </style:style>
    <style:style style:name="Heading_20_2" style:display-name="Heading 2" style:family="table-cell" style:parent-style-name="Heading">
      <style:text-properties fo:color="#000000" fo:font-size="14pt" fo:font-style="normal" fo:font-weight="bold" style:font-weight-asian="bold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<text:sheet-name>???</text:sheet-name>
        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0:06:35.023372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10-11T10:07:17.854771739</dc:date>
    <meta:editing-duration>PT12M36S</meta:editing-duration>
    <meta:editing-cycles>14</meta:editing-cycles>
    <meta:generator>LibreOffice/7.0.6.2$MacOSX_X86_64 LibreOffice_project/144abb84a525d8e30c9dbbefa69cbbf2d8d4ae3b</meta:generator>
    <meta:document-statistic meta:table-count="5" meta:object-count="0"/>
  </office:meta>
</office:document-meta>
</file>